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07c6a0" officeooo:paragraph-rsid="0007c6a0"/>
    </style:style>
    <style:style style:name="P2" style:family="paragraph" style:parent-style-name="Standard">
      <style:paragraph-properties fo:line-height="200%"/>
      <style:text-properties officeooo:rsid="0007fb3b" officeooo:paragraph-rsid="0007fb3b"/>
    </style:style>
    <style:style style:name="T1" style:family="text">
      <style:text-properties officeooo:rsid="000ac574"/>
    </style:style>
    <style:style style:name="T2" style:family="text">
      <style:text-properties officeooo:rsid="000c04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lien Dousset</text:p>
      <text:p text:style-name="P1">Creative Coding</text:p>
      <text:p text:style-name="P1">1/24/2021</text:p>
      <text:p text:style-name="P1">Last Lecture Response</text:p>
      <text:p text:style-name="P1"/>
      <text:p text:style-name="P1"><text:tab/>I <text:span text:style-name="T2">thought the </text:span>Last Lecture was very interesting. I feel that I connected with him still wanting to live the last of his life to the fullest and talk about fulfilling his dreams. I like how some of the dreams he achieved were maybe not what they originally were, but they still made him very happy. <text:span text:style-name="T1">That is something I want to keep in mind. That our dreams change and evolve </text:span><text:span text:style-name="T2">just how we as people change throughout our lives.</text:span></text:p>
      <text:p text:style-name="P2"><text:tab/><text:span text:style-name="T2">He had a very magnetic personality that made you really want to listen to him. It was clear through his talk that he had a growth mindset, and it is clear throughout how his growth mindset has affected others. Especially, when it comes to helping other achieve their dreams. His goal that anyone can achieve their dreams really helped others achieve their dreams.</text:span></text:p>
      <text:p text:style-name="P2"><text:tab/><text:span text:style-name="T2">Overall the ideas he presented and his life experiences are lessons that I really connected with and want to keep in mi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4T16:34:30.834460348</meta:creation-date>
    <dc:date>2021-01-25T19:41:17.009744777</dc:date>
    <meta:editing-duration>PT24M16S</meta:editing-duration>
    <meta:editing-cycles>3</meta:editing-cycles>
    <meta:generator>LibreOffice/7.0.3.1$Linux_X86_64 LibreOffice_project/00$Build-1</meta:generator>
    <meta:document-statistic meta:table-count="0" meta:image-count="0" meta:object-count="0" meta:page-count="1" meta:paragraph-count="7" meta:word-count="173" meta:character-count="971" meta:non-whitespace-character-count="802"/>
  </office:meta>
</office:document-meta>
</file>